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onObject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Object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Object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Object.Common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mmonObject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Object.setC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onObject.CommonObject( int a ,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onObject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